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333333" fo:background-color="#ffffff"/>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color="#333333" fo:background-color="#ffffff"/>
    </style:style>
    <style:style style:name="T3" style:family="text">
      <style:text-properties fo:color="#333333" fo:font-weight="bold" style:font-weight-asian="bold" fo:background-color="#ffffff"/>
    </style:style>
    <style:style style:name="T4" style:family="text">
      <style:text-properties fo:color="#333333" fo:font-size="11.5pt" style:font-size-asian="11.5pt" style:font-size-complex="11.5pt" fo:background-color="#ffffff"/>
    </style:style>
    <style:style style:name="T5" style:family="text">
      <style:text-properties fo:color="#333333" fo:font-size="9pt" style:font-size-asian="9pt" style:font-size-complex="9pt" fo:background-color="#ffffff"/>
    </style:style>
    <style:style style:name="T6" style:family="text">
      <style:text-properties fo:font-size="10pt" style:font-size-asian="10pt" style:font-size-complex="10pt"/>
    </style:style>
    <style:style style:name="T7" style:family="text">
      <style:text-properties fo:font-size="10pt" style:font-size-asian="10pt" style:font-size-complex="10pt" fo:background-color="#ffffff"/>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color="#1155cc" fo:font-size="10pt" style:text-underline-style="solid" style:text-underline-width="auto" style:text-underline-color="font-color" style:font-size-asian="10pt" style:font-size-complex="10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ypowa Moonlight: Kredki to, kredki tamto, ten temat nigdy mi się nie nudzi. Tym razem, również zaserwuję wam kilka słów o drewienkach z kolorowym rysikiem, choć jednak nie do końca. To danie będzie ciut inne. Ostatnim razem wspominałam, że rdzeń kredki wcale nie musi być taki zwyczajny. Zastanawialiście się może kiedyś, co się stanie, gdy zamiast grafitu na bazie wosku wstawi się tam wodorozpuszczalny tusz?</text:p>
      <text:p text:style-name="P1">&gt;&gt; Moon</text:p>
      <text:p text:style-name="P1"/>
      <text:p text:style-name="P1"><text:span text:style-name="T1">Od początku, czyli czym jest tusz.</text:span><text:line-break/>To szybkoschnąca farba<text:span text:style-name="T2"> składająca się z bardzo drobnego pigmentu oraz spoiwa. Tusz klasyczny, w postaci czarnego płynu, wyrabiany jest głównie z sadzy. Aktualnie na rynku można dostać wiele wariacji tego medium, które używane było już za czasów starożytnych. Można go dostać w wielu kolorach i formach, zarówno płynnej, jak i stałej. Od zwykłych farb różni się swoją transparentnością i względną wodoodpornością po wyschnięciu, co pozwala na tworzenie prac na podstawie niełączących się ze sobą warstw. Mówiąc prosto, po nałożeniu podkładu i odczekaniu chwili, kolejna kropla medium nie powinna rozpuścić i zmieszać się z tym, co już było na kartce. Dzięki swojej niezwykłości, tusz dosłownie zapisał się na kartach historii w formie wielu rycin, manuskryptów i oczywiście rysunków. Mi przede wszystkim kojarzy się z przecudowną kaligrafią chińską. W tym przypadku używano go w postaci suchych sztabek, z których pobierano pigment za pomocą pędzelka. Dziś niewiele się zmieniło i bohaterów mojego artykułu można używać w niemalże identyczny sposób. </text:span></text:p>
      <text:p text:style-name="P2"/>
      <text:p text:style-name="P1"><text:span text:style-name="T3">Derwent Inktense</text:span></text:p>
      <text:p text:style-name="P1"><text:span text:style-name="T2">To całkiem innowacyjna seria artykułów plastycznych, dostępna na rynku w wersji wodorozpuszczalnego tuszu zamkniętego w sercu drewnianych ołówków oraz w postaci czystego bloczku, przypominającego suchą pastelę. Jak pisze sam producent Inktense nadają się do używania zarówno na sucho, jak i na mokro. Derwent określa je również mianem najlepszych kredek wodorozpuszczalnych właśnie ze względu na zawarty w nich tusz. Kolory są przez to ciut intensywniejsze i bardziej jednolite od zwykłych kredek akwarelowych. Ich cena na pierwszy rzut oka nie zachęca do kupna, bo kosztują niestety ok. 4,60 zł za kredkę oraz ok. 5,50 zł za bloczek, co może być spowodowane faktem, że są to jedyne takie artykuły dostępne na rynku. Dodatkowo Inktense nadają się do tworzenia dzieł zarówno na papierze, jak i bawełnianych oraz jedwabnych tkaninach. Ze względu na ich wodoodporność, można równie dobrze wykorzystywać je do zdobienia ubrań, co może mieć wpływ na ich cenę. Jakość tuszy jest wysoka i praca z nimi jest przyjemna, choć mają pewien minus: nie wszystkie kolory są światłotrwałe. Spora część kolorów w przypadku drewnianych kredek posiada stopień 3 na skali światłotrwałości, za to sytuacja dla sztyftów jest o wiele lepsza, bo jedynie jeden kolor waha się między stopniem 4 i 5, zdecydowana większość oscyluje wokół 7/8 stopnia. Sama posiadam jedynie bloczki, dlatego dzisiejsza recenzja będzie napisana raczej z ich perspektywy. Prócz odporności na światło, odróżnia je jedynie fakt, że nie można ich naostrzyć do szpica i nie nadają się do rysowania szczegółów na małych powierzchniach.</text:span></text:p>
      <text:p text:style-name="P2"/>
      <text:p text:style-name="P1"><text:span text:style-name="T3">Związek nitki i światła</text:span></text:p>
      <text:p text:style-name="P1"><text:span text:style-name="T2">Pod pojęciem światłoodporności pigmentu należy rozumieć ich trwałość na działanie światła, bez bezpośredniego wpływu warunków atmosferycznych. Ocenia się ją przyporządkowując stopnie skali do zmian kolorystycznych badanej próbki. Skala ta składa się z 8 zabarwionych na niebiesko, zróżnicowanych pod kątem odporności na światło, nitek wełnianych. Stąd też pochodzi jej nazwa potoczna: “skala wełniana” lub “skala niebieska”. </text:span></text:p>
      <text:p text:style-name="P1"><text:span text:style-name="T4">Używane wzorce są niebieskie, ponieważ nasze oko dostrzega nawet niewielkie zmiany odcienia tej barwy. Za to wełniana tkanina zapewnia niewielki wpływ wilgotności na wrażliwość barwy na światło, w porównaniu do innych materiałów. Co ciekawe, wzorce te są tak dobrane, aby każdy kolejny w skali wymagał dwukrotnie dłuższego czasu naświetlania od poprzednika, w celu wywołania takiej samej zmiany. Skala ta wraz ze wzorcami jest odgórnie ustalone przez Międzynarodową Organizację Normalizacyjną (ISO). </text:span></text:p>
      <text:p text:style-name="P1"><text:span text:style-name="T2">Stopnie trwałości pigmentu wyrażone są następująco: <text:line-break/>1 - bardzo niska<text:line-break/>2 - niska</text:span></text:p>
      <text:p text:style-name="P1"><text:span text:style-name="T2">3 - średnia</text:span></text:p>
      <text:p text:style-name="P1"><text:span text:style-name="T2">4 - stosunkowo dobra</text:span></text:p>
      <text:p text:style-name="P1"><text:span text:style-name="T2">5 - dobra </text:span></text:p>
      <text:p text:style-name="P1"><text:span text:style-name="T2">6 - bardzo dobra</text:span></text:p>
      <text:p text:style-name="P1"><text:span text:style-name="T2">7 - znakomita</text:span></text:p>
      <text:p text:style-name="P1"><text:span text:style-name="T2">8 - doskonała</text:span></text:p>
      <text:p text:style-name="P1"><text:span text:style-name="T2"><text:line-break/></text:span><text:span text:style-name="T3">Chemiczna ciekawostka</text:span></text:p>
      <text:p text:style-name="P1"><text:span text:style-name="T2">Tylko niektóre nieorganiczne pigmenty posiadają praktycznie nieograniczoną światłoodporność. Wszystkie pigmenty organiczne i niektóre nieorganiczne zmieniają się pod wpływem działania światła w różnym stopniu i czasie. Jest to związane z ich budową chemiczną, koncentracją, strukturą fizyczną oraz spoiwem otaczającym dany pigment. W zależności od procesu rozpadu struktur pigmentu pod wpływem pochłonięcia energii świetlnej, uwidacznia się ono w postaci wolniejszego lub szybszego efektu jaśnienia barwy, ciemnienia lub ciemnienia, które następnie przechodzi w blaknięcie. <text:s/><text:line-break/></text:span></text:p>
      <text:p text:style-name="P1"><text:span text:style-name="T3">Bloki niekoniecznie mieszkalne</text:span></text:p>
      <text:p text:style-name="P1"><text:span text:style-name="T2">Derwent Inktense Blocks w pierwszym odczuciu mocno przypominają suche pastele, ale są od nich dużo trwalsze i gładsze w dotyku. Za to identycznie do nich brudzą palce pigmentem, co sprawia, że używając ich czuję się jak prawdziwy artysta. Jak już kiedyś pisałam, artyści są jak dzieci, lubią się od czasu do czasu pobrudzić farbą, tudzież tuszem. Sztyfty Inktense mają prostokątny przekrój z zaokrąglonymi krawędziami, dzięki którym są wygodne w użytkowaniu. Mają około 7 cm długości oraz ok. 0,8 cm szerokości. Na każdym bloczku wytłoczona jest nazwa firmy, serii oraz numer odpowiadającemu mu koloru. Niestety nie ma na nich jego nazwy, tak jak zrobiono to na odpowiadających im kredkom w drewnie. Z założenia stworzone są do pokrywania szybciej większych powierzchni i tworzenia szybkich, ekspresyjnych prac. Nadają się do rysowania całą swoją powierzchnią.</text:span></text:p>
      <text:p text:style-name="P2"/>
      <text:p text:style-name="P1"><text:span text:style-name="T3">Co, gdzie i ile?</text:span></text:p>
      <text:p text:style-name="P1"><text:span text:style-name="T2">Zestawy są dostępne standardowo po 12, 24, 36 i 72 sztuki. Zapakowane są w typową dla firmy Derwent, turkusową, metalową kasetkę. Tak jak w przypadku Derwent Artist, wykonanie jest solidne i umieszczone w niej sztyfty są raczej odporne na uszkodzenia. Tylko od czasu do czasu zdarzają się drobne pęknięcia. Bloczki nie posiadają drewnianego ubranka, które zazwyczaj chroni rdzeń przed uszkodzeniami, więc są niestety bardziej łamliwe od tradycyjnych kredek. Wewnątrz opakowania znajdują się plastikowe tacki z prostokątnymi wgłębieniami, w których umieszczone jest medium. Dodatkowo, na każdej znajdują się miejsca na zbieranie, rozpuszczanie i mieszanie tuszu. Coś w rodzaju małej paletki. Są one dodane w każdym zestawie, niezależnie od wielkości, co jest całkiem wygodne. Coś co bardzo cieszy, Inktense Blocks można dostać również na sztuki. </text:span></text:p>
      <text:p text:style-name="P2"><text:soft-page-break/></text:p>
      <text:p text:style-name="P1"><text:span text:style-name="T3">Kaseta pełna wrażeń</text:span></text:p>
      <text:p text:style-name="P1"><text:span text:style-name="T2">Paleta barw tej serii jest bardzo naturalna i przyjemna dla oka, choć nie brakuje w niej wrażeń. Obfituje w przyjemne zielenie i łagodne błękity, które pięknie kontrastują z soczystymi odcieniami czerwieni. Idealnie pasuje do tworzenia pejzaży, ale też zwierząt i tropikalnych roślin, ze względu na moc pigmentu użytego w Inktense Blocks. Jak sama nazwa wskazuje nakładane na sucho kolory są już całkiem intensywne, a dodanie do nich wody jeszcze bardziej pogłębia ten efekt. Bloczki dają różne rezultaty, zależnie od sposobów użycia, jak i podłoża. Według producenta najlepiej nadaje się do tego papier akwarelowy, choć pigment przyjmuje się bardzo dobrze zarówno na gładkich, jak i na porowatych powierzchniach, sprawnie wypełniając nierówną fakturę materiału, po rozpuszczeniu. Tusze dobrze się ze sobą mieszają niezależnie czy używa się ich na mokro, czy na sucho.</text:span></text:p>
      <text:p text:style-name="P1"><text:span text:style-name="T2"><text:line-break/></text:span><text:span text:style-name="T3">Ogry są jak cebula</text:span></text:p>
      <text:p text:style-name="P1"><text:span text:style-name="T2">Jest wiele możliwości używania tego medium. Można rysować nimi tradycyjnie, bezpośrednio pocierając sztyftem po powierzchni kartki. Rozpuszczając wodą wcześniej naniesioną warstwę tuszu. Zbierając pigment z bloczka mokrym pędzelkiem, co może być wygodne jeśli chcemy wykonać detale. Rysowanie sztyftem bezpośrednio zamoczonym w wodzie, jest ciekawą opcją, ponieważ daje najbardziej intensywne barwy, a nałożona warstwa nie jest taka gładka, jak przy użyciu pędzla. Przy użyciu dowolnej mokrej techniki, ostateczny obrazek jest gładki i lekko błyszczący. <text:s/>Dodatkowo istnieje możliwość starcia bloczku na tarce, zalania tego wodą i malowania jak zwykłym płynnym atramentem. Niestety używając ich należy uważać, by nie pobrudzić przypadkiem pracy pyłkiem osadzającym się na dłoniach. Wbrew pozorom, nierozpuszczone wodą ślady do pewnej granicy da się jeszcze usunąć z pomocą gumki. Używane bezpośrednio nie jest to medium dla czyścioszków, ale można to ominąć stosując sztyfty jak tradycyjne akwarele na paletce. Do tego wszystkiego rezultaty możliwe do uzyskania tymi tuszami są jak cebula. Można tworzyć nimi warstwy! </text:span></text:p>
      <text:p text:style-name="P1"><text:span text:style-name="T2"><text:line-break/><text:line-break/><text:line-break/></text:span><text:span text:style-name="T3">Mój mały tusz</text:span></text:p>
      <text:p text:style-name="P1"><text:span text:style-name="T2">Mimo, że paleta barw jest wprost stworzona do rysowania z natury, Inktense jak najbardziej nadają się do kucykowych prac, ze względu na cudowną możliwość mieszania i tworzenia nowych kolorów. Nie potrzebujemy największego zestawu, by efektywnie rysować nimi nasze ukochane postaci. Dzięki możliwości kolorowania całą powierzchnią sztyftu, praca z nimi jest szybka, co może być przydatne, jeśli nie chcemy poświęcić zbyt dużo czasu na dany obrazek. Z tego powodu są też idealne do tworzenia tła, które często jest zmorą tradycyjnych, kucykowych artystów. Jeśli chcecie uzyskać nowe, ciekawe efekty w swoich szybkich pracach i nieco wyróżnić się na tle zwykły akwarelowych obrazków zdecydowanie polecam zainwestować w ten produkt. </text:span></text:p>
      <text:p text:style-name="P2"/>
      <text:p text:style-name="P1"><text:span text:style-name="T2"><text:line-break/></text:span><text:span text:style-name="T5">Obrazki:<text:line-break/></text:span><text:span text:style-name="T7">Baner jak zwykle: <text:line-break/></text:span><text:a xlink:type="simple" xlink:href="https://sta.sh/02d8wp52m5fk" text:style-name="Internet_20_link" text:visited-style-name="Visited_20_Internet_20_Link"><text:span text:style-name="T8">https://sta.sh/02d8wp52m5fk</text:span></text:a><text:span text:style-name="T6"> </text:span><text:span text:style-name="T7"><text:line-break/>Paleta: </text:span><text:a xlink:type="simple" xlink:href="https://sta.sh/01g34k79nz4" text:style-name="Internet_20_link" text:visited-style-name="Visited_20_Internet_20_Link"><text:span text:style-name="T9">https://sta.sh/01g34k79nz4</text:span></text:a><text:span text:style-name="T7"><text:line-break/>Przykładowe z wykorzystaniem: <text:line-break/></text:span><text:a xlink:type="simple" xlink:href="https://sta.sh/0xy63888wqa" text:style-name="Internet_20_link" text:visited-style-name="Visited_20_Internet_20_Link"><text:span text:style-name="T9">https://sta.sh/0xy63888wqa</text:span></text:a></text:p>
      <text:p text:style-name="P1"><text:a xlink:type="simple" xlink:href="http://fav.me/dc3zlko" text:style-name="Internet_20_link" text:visited-style-name="Visited_20_Internet_20_Link"><text:span text:style-name="T9">http://fav.me/dc3zlko</text:span></text:a><text:span text:style-name="T7"> </text:span></text:p>
      <text:p text:style-name="P1"><text:a xlink:type="simple" xlink:href="http://fav.me/dc3s0vy" text:style-name="Internet_20_link" text:visited-style-name="Visited_20_Internet_20_Link"><text:span text:style-name="T9">http://fav.me/dc3s0vy</text:span></text:a></text:p>
      <text:p text:style-name="P1"><text:a xlink:type="simple" xlink:href="http://fav.me/dbt7ppe" text:style-name="Internet_20_link" text:visited-style-name="Visited_20_Internet_20_Link"><text:span text:style-name="T9">http://fav.me/dbt7ppe</text:span></text:a></text:p>
      <text:p text:style-name="P1"><text:a xlink:type="simple" xlink:href="http://fav.me/dbt7r86" text:style-name="Internet_20_link" text:visited-style-name="Visited_20_Internet_20_Link"><text:span text:style-name="T9">http://fav.me/dbt7r86</text:span></text:a></text:p>
      <text:p text:style-name="P1"><text:a xlink:type="simple" xlink:href="http://fav.me/dbbrkof" text:style-name="Internet_20_link" text:visited-style-name="Visited_20_Internet_20_Link"><text:span text:style-name="T9">http://fav.me/dbbrkof</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1384" meta:character-count="9585" meta:non-whitespace-character-count="8211"/>
    <meta:generator>LibreOfficeDev/5.1.0.3$Linux_X86_64 LibreOffice_project/</meta:generator>
  </office:meta>
</office:document-meta>
</file>